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list-style-name="L2">
      <style:text-properties style:font-name="Times New Roman" officeooo:rsid="0006478c" officeooo:paragraph-rsid="000647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73256809" text:style-name="L2">
        <text:list-item>
          <text:p text:style-name="P1">Вступление по бусту зачем надо нам и проч. Boost::varinat2</text:p>
        </text:list-item>
        <text:list-item>
          <text:p text:style-name="P1">Два примера недостатков std::variant</text:p>
        </text:list-item>
        <text:list-item>
          <text:p text:style-name="P1">variant2 всё хорошо работает</text:p>
        </text:list-item>
        <text:list-item>
          <text:p text:style-name="P1">имплементация valueless_by_exception</text:p>
        </text:list-item>
        <text:list-item>
          <text:p text:style-name="P1">выкладки их стандарта по поводу UB</text:p>
        </text:list-item>
        <text:list-item>
          <text:p text:style-name="P1">boost::leaf, вопрос про способы обработки ошибок в c++</text:p>
        </text:list-item>
        <text:list-item>
          <text:p text:style-name="P1">простой полный пример того, как можно работать с boost::leaf</text:p>
        </text:list-item>
        <text:list-item>
          <text:p text:style-name="P1">мотивация</text:p>
        </text:list-item>
        <text:list-item>
          <text:p text:style-name="P1">Упрощенный пример создания ошибки</text:p>
        </text:list-item>
        <text:list-item>
          <text:p text:style-name="P1">Простой пример прокидывания ошибки</text:p>
        </text:list-item>
        <text:list-item>
          <text:p text:style-name="P1">has_error недоступен</text:p>
        </text:list-item>
        <text:list-item>
          <text:p text:style-name="P1">более подробное описание функционала, leaf_check</text:p>
        </text:list-item>
        <text:list-item>
          <text:p text:style-name="P1">имплементация leaf_check</text:p>
        </text:list-item>
        <text:list-item>
          <text:p text:style-name="P1">пример работы с leaf_check</text:p>
        </text:list-item>
        <text:list-item>
          <text:p text:style-name="P1">boost_leaf_atuto</text:p>
        </text:list-item>
        <text:list-item>
          <text:p text:style-name="P1">имплементация boost_leaf_auto</text:p>
        </text:list-item>
        <text:list-item>
          <text:p text:style-name="P1">простой пример с boost_leaf_auto, + try_handle_some</text:p>
        </text:list-item>
        <text:list-item>
          <text:p text:style-name="P1">способ хэндлить по значениям</text:p>
        </text:list-item>
        <text:list-item>
          <text:p text:style-name="P1">try_handle_<text:span text:style-name="T1">ALL </text:span><text:span text:style-name="T2">(поймать уже все ошибки)</text:span></text:p>
        </text:list-item>
        <text:list-item>
          <text:p text:style-name="P1"><text:span text:style-name="T2">можно кидать много объектов</text:span></text:p>
        </text:list-item>
        <text:list-item>
          <text:p text:style-name="P1"><text:span text:style-name="T2">небольшой код, который будет далее</text:span></text:p>
        </text:list-item>
        <text:list-item>
          <text:p text:style-name="P1"><text:span text:style-name="T2">пример дополнения контекста</text:span></text:p>
        </text:list-item>
        <text:list-item>
          <text:p text:style-name="P1"><text:span text:style-name="T2">мы умеем ловить исключения</text:span></text:p>
        </text:list-item>
        <text:list-item>
          <text:p text:style-name="P1"><text:span text:style-name="T2">есть блок, если нам не интересно возвращаемое значение (далее пример из кода)</text:span></text:p>
        </text:list-item>
        <text:list-item>
          <text:p text:style-name="P1"><text:span text:style-name="T2">Теперь поговорим про boost::process (пример из кода)</text:span></text:p>
        </text:list-item>
        <text:list-item>
          <text:p text:style-name="P1"><text:span text:style-name="T2">Концепты следующие</text:span></text:p>
        </text:list-item>
        <text:list-item>
          <text:p text:style-name="P1"><text:span text:style-name="T2">Вспомним, какой интерфейс нам предоставляет std</text:span></text:p>
        </text:list-item>
        <text:list-item>
          <text:p text:style-name="P1"><text:span text:style-name="T2">Так бы выглядил аналог из буста</text:span></text:p>
        </text:list-item>
        <text:list-item>
          <text:p text:style-name="P1"><text:span text:style-name="T2">Так умнее, search_path ищёт полный путь до исполняемого файла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9:26:08.644459292</meta:creation-date>
    <dc:date>2025-04-16T18:11:46.406307665</dc:date>
    <meta:editing-duration>PT3H57M8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29" meta:word-count="169" meta:character-count="1141" meta:non-whitespace-character-count="1030"/>
  </office:meta>
</office:document-meta>
</file>